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IDFont+F3" svg:font-family="CIDFont+F3" style:font-family-generic="system" style:font-pitch="variable"/>
    <style:font-face style:name="CIDFont+F7" svg:font-family="CIDFont+F7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paragraph-rsid="0009f0e9"/>
    </style:style>
    <style:style style:name="P2" style:family="paragraph" style:parent-style-name="Standard">
      <style:text-properties fo:color="#00000a" loext:opacity="100%" style:font-name="CIDFont+F7" fo:font-size="12pt" fo:font-style="normal" fo:font-weight="normal" officeooo:paragraph-rsid="0009f0e9" style:font-size-asian="12pt" style:font-style-asian="normal" style:font-weight-asian="normal"/>
    </style:style>
    <style:style style:name="P3" style:family="paragraph" style:parent-style-name="Standard">
      <style:paragraph-properties fo:margin-top="0in" fo:margin-bottom="0.1965in" style:contextual-spacing="false"/>
      <style:text-properties fo:color="#00000a" loext:opacity="100%" style:font-name="CIDFont+F7" fo:font-size="12pt" fo:font-style="normal" fo:font-weight="normal" officeooo:rsid="0009f0e9" officeooo:paragraph-rsid="0009f0e9" style:font-size-asian="12pt" style:font-style-asian="normal" style:font-weight-asian="normal"/>
    </style:style>
    <style:style style:name="P4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6272a4" loext:opacity="100%" style:font-name="CIDFont+F7" fo:font-size="12pt" fo:language="zxx" fo:country="none" fo:font-style="normal" style:text-underline-style="none" fo:font-weight="normal" officeooo:rsid="0009f0e9" officeooo:paragraph-rsid="0009f0e9" fo:background-color="transparent" style:font-size-asian="12pt" style:font-style-asian="normal" style:font-weight-asian="normal"/>
    </style:style>
    <style:style style:name="P5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f8f8f2" loext:opacity="100%" style:font-name="CIDFont+F7" fo:font-size="12pt" fo:language="zxx" fo:country="none" fo:font-style="normal" style:text-underline-style="none" fo:font-weight="normal" officeooo:rsid="0009f0e9" officeooo:paragraph-rsid="0009f0e9" fo:background-color="transparent" style:font-size-asian="12pt" style:font-style-asian="normal" style:font-weight-asian="normal"/>
    </style:style>
    <style:style style:name="P6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style:font-name="CIDFont+F7" fo:font-size="12pt" fo:language="zxx" fo:country="none" fo:font-style="normal" style:text-underline-style="none" fo:font-weight="normal" officeooo:rsid="0009f0e9" officeooo:paragraph-rsid="0009f0e9" fo:background-color="transparent" style:font-size-asian="12pt" style:font-style-asian="normal" style:font-weight-asian="normal"/>
    </style:style>
    <style:style style:name="P7" style:family="paragraph" style:parent-style-name="Standard">
      <style:text-properties fo:color="#00000a" loext:opacity="100%" style:font-name="CIDFont+F7" fo:font-size="12pt" fo:font-style="normal" fo:font-weight="normal" officeooo:rsid="0009f0e9" officeooo:paragraph-rsid="0009f0e9" fo:background-color="#ffff00" style:font-size-asian="12pt" style:font-style-asian="normal" style:font-weight-asian="normal"/>
    </style:style>
    <style:style style:name="P8" style:family="paragraph" style:parent-style-name="Standard">
      <style:text-properties fo:color="#00000a" loext:opacity="100%" style:font-name="CIDFont+F7" fo:font-size="12pt" fo:font-style="normal" fo:font-weight="normal" officeooo:rsid="0009f0e9" officeooo:paragraph-rsid="0009f0e9" style:font-size-asian="12pt" style:font-style-asian="normal" style:font-weight-asian="normal"/>
    </style:style>
    <style:style style:name="P9" style:family="paragraph" style:parent-style-name="Standard">
      <style:text-properties fo:language="zxx" fo:country="none" officeooo:paragraph-rsid="0009f0e9"/>
    </style:style>
    <style:style style:name="P10" style:family="paragraph" style:parent-style-name="Standard">
      <style:text-properties fo:color="#f8f8f2" loext:opacity="100%" style:font-name="CIDFont+F7" fo:font-size="12pt" fo:language="zxx" fo:country="none" fo:font-style="normal" style:text-underline-style="none" fo:font-weight="normal" officeooo:rsid="0009f0e9" officeooo:paragraph-rsid="0009f0e9" fo:background-color="#282a36" style:font-size-asian="12pt" style:font-style-asian="normal" style:font-weight-asian="normal"/>
    </style:style>
    <style:style style:name="P11" style:family="paragraph" style:parent-style-name="Standard">
      <style:text-properties officeooo:rsid="0009f0e9" officeooo:paragraph-rsid="0009f0e9"/>
    </style:style>
    <style:style style:name="T1" style:family="text">
      <style:text-properties officeooo:rsid="0009f0e9"/>
    </style:style>
    <style:style style:name="T2" style:family="text">
      <style:text-properties fo:color="#00000a" loext:opacity="100%" style:font-name="CIDFont+F7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3" style:family="text">
      <style:text-properties fo:color="#ff0000" loext:opacity="100%" style:font-name="CIDFont+F7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4" style:family="text">
      <style:text-properties fo:color="#00000a" loext:opacity="100%" style:font-name="CIDFont+F7" fo:font-size="12pt" fo:font-style="normal" fo:font-weight="normal" style:font-size-asian="12pt" style:font-style-asian="normal" style:font-weight-asian="normal"/>
    </style:style>
    <style:style style:name="T5" style:family="text">
      <style:text-properties fo:color="#8be9fd" loext:opacity="100%" fo:font-style="italic"/>
    </style:style>
    <style:style style:name="T6" style:family="text">
      <style:text-properties fo:color="#ff79c6" loext:opacity="100%"/>
    </style:style>
    <style:style style:name="T7" style:family="text">
      <style:text-properties fo:color="#f8f8f2" loext:opacity="100%"/>
    </style:style>
    <style:style style:name="T8" style:family="text">
      <style:text-properties fo:color="#bd93f9" loext:opacity="100%"/>
    </style:style>
    <style:style style:name="T9" style:family="text">
      <style:text-properties fo:color="#00000a" loext:opacity="100%" style:font-name="CIDFont+F7" fo:font-size="12pt" fo:font-style="normal" fo:font-weight="normal" officeooo:rsid="0009f0e9" style:font-size-asian="12pt" style:font-style-asian="normal" style:font-weight-asian="normal"/>
    </style:style>
    <style:style style:name="T10" style:family="text">
      <style:text-properties fo:color="#f8f8f2" loext:opacity="100%" style:font-name="CIDFont+F7" fo:font-size="12pt" fo:language="zxx" fo:country="none" fo:font-style="normal" style:text-underline-style="none" fo:font-weight="normal" officeooo:rsid="0009f0e9" fo:background-color="#282a36" loext:char-shading-value="0" style:font-size-asian="12pt" style:font-style-asian="normal" style:font-weight-asian="normal"/>
    </style:style>
    <style:style style:name="T11" style:family="text">
      <style:text-properties fo:language="zxx" fo:country="none"/>
    </style:style>
    <style:style style:name="T12" style:family="text">
      <style:text-properties fo:color="#f8f8f2" loext:opacity="100%" fo:language="zxx" fo:country="none" style:text-underline-style="none" fo:background-color="#282a36" loext:char-shading-value="0"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" style:family="text">
      <style:text-properties fo:color="#ffb86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Pravidelně denně ve </text:span><text:span text:style-name="T3">03:00</text:span><text:span text:style-name="T2"> zálohujte adresář </text:span><text:span text:style-name="T3">/home/u1/Plocha</text:span><text:span text:style-name="T2"> do složky, jež je uvedena jako první parametr skriptu?.</text:span><text:span text:style-name="T4"> </text:span></text:p>
      <text:p text:style-name="P2"/>
      <text:p text:style-name="P3">&gt; vim zaloha.sh</text:p>
      <text:p text:style-name="P4">#!/bin/bash</text:p>
      <text:p text:style-name="P5"/>
      <text:p text:style-name="P6"><text:span text:style-name="T5">DATUM</text:span><text:span text:style-name="T6">=$(</text:span><text:span text:style-name="T7">date +%Y-%m-%d</text:span><text:span text:style-name="T6">)</text:span></text:p>
      <text:p text:style-name="P6"><text:span text:style-name="T5">CIL</text:span><text:span text:style-name="T6">=</text:span><text:span text:style-name="T8">"</text:span><text:span text:style-name="T5">$1</text:span><text:span text:style-name="T8">/zaloha_</text:span><text:span text:style-name="T5">$DATUM</text:span><text:span text:style-name="T8">.tar.gz"</text:span></text:p>
      <text:p text:style-name="P5"/>
      <text:p text:style-name="P6"><text:span text:style-name="T7">tar -czf </text:span><text:span text:style-name="T8">"</text:span><text:span text:style-name="T5">$CIL</text:span><text:span text:style-name="T8">"</text:span><text:span text:style-name="T7"> /home/u1/Plocha</text:span></text:p>
      <text:p text:style-name="P7">* $1 je první parametr</text:p>
      <text:p text:style-name="P8"/>
      <text:p text:style-name="P8">&gt; Přidat právo spouštění:</text:p>
      <text:p text:style-name="P6"><text:span text:style-name="T7">$ chmod +x zaloha.sh</text:span></text:p>
      <text:p text:style-name="P8"/>
      <text:p text:style-name="P1"><text:span text:style-name="T9">&gt; Přidat do </text:span><text:span text:style-name="T10">crontab -e,</text:span><text:span text:style-name="T11"> spustit v 3:00</text:span></text:p>
      <text:p text:style-name="P9"/>
      <text:p text:style-name="P10">00 03 * * * /home/u1/zaloha.sh /mnt/zalohy</text:p>
      <text:p text:style-name="P2"/>
      <text:p text:style-name="P1"><text:span text:style-name="T9">2. </text:span><text:span text:style-name="T2">A současně 1 týdně v pondělí v čase </text:span><text:span text:style-name="T3">05:01</text:span><text:span text:style-name="T2"> restartujte PC?</text:span></text:p>
      <text:p text:style-name="P8">&gt; Přidat příkaz do <text:span text:style-name="T12">crontab -e</text:span> </text:p>
      <text:p text:style-name="P6"><text:span text:style-name="T13">05</text:span><text:span text:style-name="T7"> * * </text:span><text:span text:style-name="T13">1</text:span><text:span text:style-name="T7"> reboot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IDFont+F3" svg:font-family="CIDFont+F3" style:font-family-generic="system" style:font-pitch="variable"/>
    <style:font-face style:name="CIDFont+F7" svg:font-family="CIDFont+F7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Roboto1" style:font-family-asian="Roboto" style:font-family-generic-asian="system" style:font-pitch-asian="variable" style:font-size-asian="12pt" style:font-name-complex="CIDFont+F3" style:font-family-complex="CIDFont+F3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09:32:01.403007890</meta:creation-date>
    <dc:date>2026-04-22T09:44:33.939330163</dc:date>
    <meta:editing-duration>PT51S</meta:editing-duration>
    <meta:editing-cycles>1</meta:editing-cycles>
    <meta:document-statistic meta:table-count="0" meta:image-count="0" meta:object-count="0" meta:page-count="1" meta:paragraph-count="14" meta:word-count="79" meta:character-count="480" meta:non-whitespace-character-count="413"/>
    <meta:generator>LibreOffice/26.2.2.2$Linux_X86_64 LibreOffice_project/620$Build-2</meta:generator>
  </office:meta>
</office:document-meta>
</file>